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style:style style:name="P3" style:family="paragraph" style:parent-style-name="Text_20_body">
      <style:paragraph-properties fo:text-align="justify" style:justify-single-word="false"/>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Quelques maquettes sur le thème des énergies renouvelables</text:h>
      <text:p text:style-name="P1"/>
      <text:h text:style-name="Heading_20_2" text:outline-level="2">Le contexte énergétique</text:h>
      <text:p text:style-name="P1">La population mondiale était de 2,5 milliards d'habitants en 1950 et de 6,2 milliards en 2002. Elle devrait, selon certaines estimations, s'établir en 2050 dans une fourchette de 8 à 9 milliards ce qui représente une augmentation de près de 50% par rapport à aujourd'hui.</text:p>
      <text:p text:style-name="P1">Ces hommes et femmes, sont donc toujours plus nombreux à se partager les ressources énergétiques.</text:p>
      <text:p text:style-name="P1">De plus, force est de constater que nos modes de vie imposent toujours un usage soutenu de l' énergie. Cette énergie est nécessaire à l'activité humaine pour divers usages : l'habitat, les transports et l'industrie.</text:p>
      <text:p text:style-name="P1">La demande en électricité, par exemple, est en augmentation.</text:p>
      <text:p text:style-name="P1">Aussi,l'énergie est actuellement au centre de nos préoccupations, elle est d'ailleurs sujet à débat parmi nos représentants politiques.</text:p>
      <text:p text:style-name="P1">Suite au premier choc pétrolier de 1973-1974, une politique énergétique a été mise en place. La France est à nouveau à un carrefour : il est nécessaire de prendre des décisions. Une telle politique ne peut être menée qu'en ayant à souhait de respecter au mieux les objectifs suivants :</text:p>
      <text:list text:style-name="L1">
        <text:list-item>
          <text:p text:style-name="P2">notre projet de civilisation</text:p>
        </text:list-item>
        <text:list-item>
          <text:p text:style-name="P2">la sécurité et la continuité</text:p>
        </text:list-item>
        <text:list-item>
          <text:p text:style-name="P2">le respect des contraintes environnementales</text:p>
        </text:list-item>
      </text:list>
      <text:p text:style-name="P1"/>
      <text:p text:style-name="P1">L'énergie est la clé de voûte de notre projet de civilisation. Nos entreprises, tant publiques que privées, en concurrence désormais sur la scène européenne voire mondiale ont, elles aussi des objectifs de rentabilité auquel s'oppose bien évidemment le coût de l'énergie. Dans un tel contexte économique, toute offre d'énergie se doit d'être compétitive.</text:p>
      <text:p text:style-name="P1"/>
      <text:p text:style-name="P1">Le principe de précaution impose de plus d'écarter toute forme d'énergie mettant en jeu la sécurité des individus (c'est d'ailleurs un sujet qui fait là aussi débat dans le domaine de l'énergie nucléaire). Il faut en outre assurer aux entreprises et aux individus une certaine continuité à long terme de la fourniture d'énergie pour tous les usages.</text:p>
      <text:p text:style-name="P1"/>
      <text:p text:style-name="P1">On observe en outre dans notre société une certaine prise de conscience de la nécessité de redonner à nos générations futures un environnement qui n'a pas été spolié, un environnement qui n'a pas été souillé non plus.</text:p>
      <text:p text:style-name="P1"/>
      <text:p text:style-name="P1">Le respect de ces trois objectifs est la condition sine qua non à un projet de civilisation durable, un projet de développement durable. Une des voies pour mener à bien ce projet est l'utilisation des énergies renouvelables.</text:p>
      <text:p text:style-name="P1"/>
      <text:p text:style-name="P1">Une énergie renouvelable est une source d'énergie qui se renouvelle assez rapidement pour être considérée comme inépuisable à l'échelle de l'homme. Les énergies renouvelables sont issues de phénomènes naturels réguliers ou constants provoqués par les astres, principalement le Soleil (rayonnement), mais aussi la Lune (marée) et la Terre (énergie géothermique).</text:p>
      <text:p text:style-name="P1"/>
      <text:p text:style-name="P1">Soulignons que le caractère renouvelable d'une énergie dépend non seulement de la vitesse à laquelle la source se régénère, mais parfois aussi de la vitesse à laquelle elle est consommée. Par exemple, le bois n'est une énergie renouvelable que tant qu'on en consomme moins qu'il n'en pousse. Le comportement des consommateurs reste donc un facteur important.</text:p>
      <text:h text:style-name="Heading_20_2" text:outline-level="2">La place de l'enseignement</text:h>
      <text:p text:style-name="P3">L'article 8 de la charte de l'environnement de 2004 proclame que « L'éducation et la formation à l'environnement doivent contribuer à l'exercice des droits et devoirs définis par la présente Charte »</text:p>
      <text:p text:style-name="P3">Attention, la notion d'énergie renouvelable est souvent confondue avec celle d'énergie propre. Or, même si une énergie peut être à la fois renouvelable et propre, tous les énergies renouvelables ne sont pas nécessairement propres : par exemple, certains fluides frigorigènes utilisés dans les circuits des pompes à chaleur géothermiques sont des gaz qui, en cas de fuite, contribuent à l'effet de serre, et peuvent aussi détruire la couche d’ozone.</text:p>
      <text:p text:style-name="P3">Comme le confirme l'annexe V du bulletin officiel - hors série n° 5 du 25 août 2005, les énergies, l'environnement et le développement durable font partie intégrante, par le biais des thèmes de convergence, des programmes de sciences physiques mais aussi des autres disciplines scientifiques enseignées au collège.</text:p>
      <text:h text:style-name="Heading_20_2" text:outline-level="2">Quelques maquettes autour des énergies renouvelables</text:h>
      <text:p text:style-name="P3"/>
      <text:p text:style-name="P3"/>
      <text:p text:style-name="P3"/>
      <text:h text:style-name="Heading_20_2" text:outline-level="2">Bibliographie :</text:h>
      <text:p text:style-name="P3"/>
      <text:p text:style-name="P3">Énergétique – Michel Feidt – Sciences Sup – Dunod</text:p>
      <text:p text:style-name="P3"/>
      <text:p text:style-name="P3">Direction Générale de l'Énergie et des Matières Premières <text:a xlink:type="simple" xlink:href="http://www.industrie.gouv.fr/energie">http://www.industrie.gouv.fr/energie</text:a></text:p>
      <text:p text:style-name="P3"/>
      <text:p text:style-name="P3">Ministère de l'Économie, des finances et de l'industrie <text:a xlink:type="simple" xlink:href="http://www.finances.gouv.fr/">http://www.finances.gouv.fr</text:a></text:p>
      <text:p text:style-name="P3"/>
      <text:p text:style-name="P3">Charte de l'environnement de 2004 <text:a xlink:type="simple" xlink:href="http://www.conseil-constitutionnel.fr/textes/charte2004.htm">http://www.conseil-constitutionnel.fr/textes/charte2004.htm</text:a></text:p>
      <text:p text:style-name="P3">Loi constitutionnelle n° 2005-205 du 1er mars 2005 (JO du 2 mars 2005)</text:p>
      <text:p text:style-name="P3"/>
      <text:p text:style-name="P3">Agence de l'Environnement et de la Maîtrise de l'énergie</text:p>
      <text:p text:style-name="P3"><text:a xlink:type="simple" xlink:href="http://www.ademe.fr/">http://www.ademe.fr</text:a></text:p>
      <text:p text:style-name="P3"><text:a xlink:type="simple" xlink:href="http://www.enseigner-les-energies.com/">http://www.enseigner-les-energies.com</text:a></text:p>
      <text:p text:style-name="P3"/>
      <text:p text:style-name="P3">L'encyclopédie Wikipédia <text:a xlink:type="simple" xlink:href="http://fr.wikipedia.org/">http://fr.wikipedia.org</text:a></text:p>
      <text:p text:style-name="P3"/>
      <text:p text:style-name="P3">Bulletin Officiel - hors série n° 5 du 25 août 2005 – Thèmes de convergence</text:p>
      <text:p text:style-name="P3"><text:a xlink:type="simple" xlink:href="ftp://trf.education.gouv.fr/pub/edutel/bo/2005/hs5/annexe5.pdf">ftp://trf.education.gouv.fr/pub/edutel/bo/2005/hs5/annexe5.pdf</text:a></text:p>
      <text:p text:style-name="P3"/>
      <text:p text:style-name="P3"/>
      <text:p text:style-name="P3">Quelques liens :</text:p>
      <text:p text:style-name="P3"/>
      <text:p text:style-name="P3"><text:a xlink:type="simple" xlink:href="http://www.actu-environnement.com/">http://www.actu-environnement.com</text:a></text:p>
      <text:p text:style-name="P3"/>
      <text:p text:style-name="P3">Ministère de l'écologie et du développement durable</text:p>
      <text:p text:style-name="P3"><text:a xlink:type="simple" xlink:href="http://www.ecologie.gouv.fr/">http://www.ecologie.gouv.fr</text:a></text:p>
      <text:p text:style-name="P3"/>
      <text:p text:style-name="P3">DIREN (Directions régionales de l’environnement)</text:p>
      <text:p text:style-name="P3"><text:a xlink:type="simple" xlink:href="http://www.ecologie.gouv.fr/article.php3?id_article=1294">http://www.ecologie.gouv.fr/article.php3?id_article=1294</text: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Andale Sans U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ndex" style:family="paragraph" style:parent-style-name="Standard" style:class="index">
      <style:paragraph-properties text:number-lines="false" text:line-number="0"/>
      <style:text-properties style:font-name-complex="Andale Sans UI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7-03-15T14:50:34</meta:creation-date>
    <dc:creator>scls</dc:creator>
    <dc:date>2007-03-15T17:44:57</dc:date>
    <meta:printed-by>scls</meta:printed-by>
    <meta:print-date>2007-03-15T16:53:48</meta:print-date>
    <dc:language>fr-FR</dc:language>
    <meta:editing-cycles>12</meta:editing-cycles>
    <meta:editing-duration>PT2H54M24S</meta:editing-duration>
    <meta:user-defined meta:name="Info 1"/>
    <meta:user-defined meta:name="Info 2"/>
    <meta:user-defined meta:name="Info 3"/>
    <meta:user-defined meta:name="Info 4"/>
    <meta:document-statistic meta:table-count="0" meta:image-count="0" meta:object-count="0" meta:page-count="3" meta:paragraph-count="40" meta:word-count="760" meta:character-count="5078"/>
  </office:meta>
</office:document-meta>
</file>